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200%"/>
      <style:text-properties fo:font-weight="bold" style:font-weight-asian="bold" style:font-weight-complex="bold"/>
    </style:style>
    <style:style style:name="P2" style:parent-style-name="Standard" style:family="paragraph">
      <style:paragraph-properties fo:text-align="center" fo:line-height="200%"/>
    </style:style>
    <style:style style:name="P3" style:parent-style-name="Standard" style:family="paragraph">
      <style:paragraph-properties fo:text-align="center" fo:line-height="200%"/>
    </style:style>
    <style:style style:name="P4" style:parent-style-name="Standard" style:family="paragraph">
      <style:paragraph-properties fo:text-align="center" fo:line-height="200%"/>
      <style:text-properties fo:font-weight="bold" style:font-weight-asian="bold" style:font-weight-complex="bold"/>
    </style:style>
    <style:style style:name="P5" style:parent-style-name="Standard" style:family="paragraph">
      <style:paragraph-properties fo:line-height="200%"/>
    </style:style>
    <style:style style:name="P6" style:parent-style-name="Standard" style:family="paragraph">
      <style:paragraph-properties fo:text-align="center" fo:line-height="200%"/>
      <style:text-properties fo:font-weight="bold" style:font-weight-asian="bold" style:font-weight-complex="bold"/>
    </style:style>
    <style:style style:name="P7" style:parent-style-name="Standard" style:family="paragraph">
      <style:paragraph-properties fo:line-height="200%"/>
    </style:style>
    <style:style style:name="P8" style:parent-style-name="Standard" style:family="paragraph">
      <style:paragraph-properties fo:text-align="center" fo:line-height="200%"/>
      <style:text-properties fo:font-weight="bold" style:font-weight-asian="bold" style:font-weight-complex="bold"/>
    </style:style>
    <style:style style:name="P9" style:parent-style-name="Standard" style:family="paragraph">
      <style:paragraph-properties fo:line-height="200%"/>
    </style:style>
    <style:style style:name="P10" style:parent-style-name="Standard" style:family="paragraph">
      <style:paragraph-properties fo:text-align="center" fo:line-height="200%"/>
    </style:style>
    <style:style style:name="P11" style:parent-style-name="Standard" style:family="paragraph">
      <style:paragraph-properties fo:line-height="200%"/>
    </style:style>
    <style:style style:name="P12" style:parent-style-name="Standard" style:family="paragraph">
      <style:paragraph-properties fo:text-align="center" fo:line-height="200%"/>
    </style:style>
    <style:style style:name="P13" style:parent-style-name="Standard" style:family="paragraph">
      <style:paragraph-properties fo:text-align="center" fo:line-height="200%"/>
      <style:text-properties fo:font-weight="bold" style:font-weight-asian="bold" style:font-weight-complex="bold"/>
    </style:style>
    <style:style style:name="P14" style:parent-style-name="Standard" style:family="paragraph">
      <style:paragraph-properties fo:text-align="center" fo:line-height="200%"/>
    </style:style>
    <style:style style:name="P15" style:parent-style-name="Standard" style:family="paragraph">
      <style:paragraph-properties fo:text-align="center" fo:line-height="200%"/>
    </style:style>
    <style:style style:name="P16" style:parent-style-name="Standard" style:family="paragraph">
      <style:paragraph-properties fo:text-align="center" fo:line-height="200%"/>
    </style:style>
    <style:style style:name="P17" style:parent-style-name="Standard" style:family="paragraph">
      <style:paragraph-properties fo:text-align="center" fo:line-height="200%"/>
    </style:style>
    <style:style style:name="P18" style:parent-style-name="Standard" style:family="paragraph">
      <style:paragraph-properties fo:text-align="center" fo:line-height="200%"/>
      <style:text-properties fo:font-weight="bold" style:font-weight-asian="bold" style:font-weight-complex="bold"/>
    </style:style>
    <style:style style:name="P19" style:parent-style-name="Standard" style:family="paragraph">
      <style:paragraph-properties fo:text-align="center" fo:line-height="200%"/>
      <style:text-properties style:font-weight-complex="bold"/>
    </style:style>
    <style:style style:name="P20" style:parent-style-name="Standard" style:family="paragraph">
      <style:paragraph-properties fo:text-align="center" fo:line-height="200%"/>
    </style:style>
    <style:style style:name="P21" style:parent-style-name="Standard" style:family="paragraph">
      <style:paragraph-properties fo:text-align="center" fo:line-height="200%"/>
      <style:text-properties fo:font-weight="bold" style:font-weight-asian="bold" style:font-weight-complex="bold"/>
    </style:style>
    <style:style style:name="P22" style:parent-style-name="Standard" style:family="paragraph">
      <style:paragraph-properties fo:line-height="200%"/>
      <style:text-properties fo:font-weight="bold" style:font-weight-asian="bold" style:font-weight-complex="bold"/>
    </style:style>
    <style:style style:name="P23" style:parent-style-name="Standard" style:family="paragraph">
      <style:paragraph-properties fo:text-align="center" fo:line-height="200%"/>
    </style:style>
    <style:style style:name="P24" style:parent-style-name="Standard" style:family="paragraph">
      <style:paragraph-properties fo:line-height="200%"/>
    </style:style>
    <style:style style:name="P25" style:parent-style-name="Standard" style:family="paragraph">
      <style:paragraph-properties fo:line-height="200%"/>
    </style:style>
    <style:style style:name="P26" style:parent-style-name="Standard" style:family="paragraph">
      <style:paragraph-properties fo:line-height="200%"/>
    </style:style>
    <style:style style:name="P27" style:parent-style-name="Standard" style:family="paragraph">
      <style:paragraph-properties fo:line-height="200%"/>
    </style:style>
    <style:style style:name="P28" style:parent-style-name="Standard" style:family="paragraph">
      <style:paragraph-properties fo:line-height="200%"/>
    </style:style>
    <style:style style:name="P29" style:parent-style-name="Standard" style:family="paragraph">
      <style:paragraph-properties fo:line-height="200%"/>
    </style:style>
    <style:style style:name="P30" style:parent-style-name="Standard" style:family="paragraph">
      <style:paragraph-properties fo:line-height="200%"/>
    </style:style>
    <style:style style:name="P31" style:parent-style-name="Standard" style:family="paragraph">
      <style:paragraph-properties fo:line-height="200%"/>
    </style:style>
    <style:style style:name="P32" style:parent-style-name="Standard" style:family="paragraph">
      <style:paragraph-properties fo:text-align="center" fo:line-height="200%"/>
    </style:style>
    <style:style style:name="P33" style:parent-style-name="Standard" style:family="paragraph">
      <style:paragraph-properties fo:line-height="200%"/>
    </style:style>
    <style:style style:name="P34" style:parent-style-name="Standard" style:family="paragraph">
      <style:paragraph-properties fo:line-height="200%"/>
    </style:style>
    <style:style style:name="P35" style:parent-style-name="Standard" style:family="paragraph">
      <style:paragraph-properties fo:line-height="200%"/>
    </style:style>
    <style:style style:name="P36" style:parent-style-name="Standard" style:family="paragraph">
      <style:paragraph-properties fo:line-height="200%"/>
    </style:style>
    <style:style style:name="P37" style:parent-style-name="Standard" style:family="paragraph">
      <style:paragraph-properties fo:line-height="200%"/>
    </style:style>
    <style:style style:name="P38" style:parent-style-name="Standard" style:family="paragraph">
      <style:paragraph-properties fo:text-align="center" fo:line-height="200%"/>
      <style:text-properties fo:font-weight="bold" style:font-weight-asian="bold" style:font-weight-complex="bold"/>
    </style:style>
    <style:style style:name="P39" style:parent-style-name="Standard" style:family="paragraph">
      <style:paragraph-properties fo:text-align="center" fo:line-height="200%"/>
      <style:text-properties fo:font-weight="bold" style:font-weight-asian="bold" style:font-weight-complex="bold"/>
    </style:style>
    <style:style style:name="P40" style:parent-style-name="Standard" style:family="paragraph">
      <style:paragraph-properties fo:text-align="center" fo:line-height="200%"/>
    </style:style>
    <style:style style:name="P41" style:parent-style-name="Standard" style:family="paragraph">
      <style:paragraph-properties fo:text-align="center" fo:line-height="200%"/>
      <style:text-properties fo:font-weight="bold" style:font-weight-asian="bold" style:font-weight-complex="bold"/>
    </style:style>
    <style:style style:name="P42" style:parent-style-name="Standard" style:family="paragraph">
      <style:paragraph-properties fo:text-align="center" fo:line-height="200%"/>
    </style:style>
  </office:automatic-styles>
  <office:body>
    <office:text text:use-soft-page-breaks="true">
      <text:p text:style-name="P1">Final Project: <text:s/>Reliable UDP</text:p>
      <text:p text:style-name="P2">Computer Networks - CNT 4004</text:p>
      <text:p text:style-name="P3">Jim Bui and Luis Franco</text:p>
      <text:p text:style-name="P4">Introduction</text:p>
      <text:p text:style-name="P5"><text:tab/>The goal of the project is to design a reliable UDP-based file transfer program. <text:s/>As a<text:s/>second goal, we want to increase performance to be at least on par with TCP-based file transfer. <text:s/>We will test both reliability and speed of the protocol as benchmarks.</text:p>
      <text:p text:style-name="P6">Assumptions</text:p>
      <text:p text:style-name="P7"><text:tab/>The environment we are in consists of both short and long range round-time-trips, across all connection speeds and packet loss rates, i.e. any two hosts on the internet.</text:p>
      <text:p text:style-name="P8">Message Format</text:p>
      <text:p text:style-name="P9"><text:tab/>The format of the messages from the sender is as follows:</text:p>
      <text:p text:style-name="P10">[Flag: <text:s/>1-bit][Sequence Number: <text:s/>10-bits][Data: <text:s/>60000-bits]</text:p>
      <text:p text:style-name="P11"><text:tab/>The format of the messages (ACKS) from the receiver is as follows:</text:p>
      <text:p text:style-name="P12">[Unusued: <text:s/>1-bit][ACK Sequence Number: <text:s/>10-bits]</text:p>
      <text:p text:style-name="P13">Message Vocabulary</text:p>
      <text:p text:style-name="P14">The flags set in the sender message are as follows:</text:p>
      <text:p text:style-name="P15">[0] – No ACK is requested for this message</text:p>
      <text:p text:style-name="P16">[1] – File is finished transferring</text:p>
      <text:p text:style-name="P17">[2] – ACK is requested for this message</text:p>
      <text:p text:style-name="P18">Procedure Rules</text:p>
      <text:p text:style-name="P19">To get a grasp of our protocol, take a look at our FSM for UDP Sender and UDP Receiver respectively</text:p>
      <text:p text:style-name="P20"/>
      <text:p text:style-name="P21"/>
      <text:p text:style-name="P22"/>
      <text:soft-page-break/>
      <text:p text:style-name="P23">UDP Sender Rules</text:p>
      <text:p text:style-name="P24">1) Once the socket connection is established, set the first sequence number to a random value and the expected sequence number to the first sequence number. We also set the window size to 1, window count to 0<text:s/>and resend to 0. Then we send initial sequence number with request for ACK, and wait for a reply from the Receiver.</text:p>
      <text:p text:style-name="P25">2) If we do not get a reply (ACK) from the receiver, a timeout occurs, thus connection failed and we enter the exit state, else we read from the file for a sequence number and create a packet (pkt).</text:p>
      <text:p text:style-name="P26">3) If we have reached the end of file, we set the flag to request ACK (flag = 2) and set transmission_complete to true and send the message. Else, we check if the window size is equal to window count, if so, do the same procedure in 3 and send the message. However, if window size does not equal the window count, we set the flag to request ACK but transmission_complete will be false (file not done) and proceed to send the message.</text:p>
      <text:p text:style-name="P27">4) Once we send the message, we check if the ACK was requested (flag == 2), if not, then we increment window count, set expected seq number = seq number and increment seq number, then once again read from file for the next seq num to get the next pkt. Else, go to wait for ACK to arrive from the receiver.</text:p>
      <text:p text:style-name="P28">5) If ACK was not received, we decrease window count by 1, increase resend by 1 and check the value of resend. If resend == 100, we declare connection to be lost and enter the exit state, else we read the file for seq num and get the next pkt.</text:p>
      <text:p text:style-name="P29">6) If ACK is received, we get the received seq num from the ACK and check if received seq num is equal to the expected seq num, if not equal, then we divide the window size by 2, set window count to 0, set seq num to received seq num, and once more readReceive pkt<text:s/>the file for seq num and get the next pkt. If they are equal, then we increment window size, set window count to 0, set resend to 0, and check transmission_complete (to see if we finished the file transfer).</text:p>
      <text:soft-page-break/>
      <text:p text:style-name="P30">7) If transmission_complete = false, we read the file for seq num to get the next pkt. If true, set the flag to 1 (signals end of transmission), create the pkt with this flag and send, thus completing the transfer</text:p>
      <text:p text:style-name="P31"/>
      <text:p text:style-name="P32">UDP Receiver Rules</text:p>
      <text:p text:style-name="P33">1) Once connected to server, we wait for<text:s/>the pkt. If we don't receive a new pkt, we continue to wait for the pkt.</text:p>
      <text:p text:style-name="P34">2) If we receive the pkt but exp_seq_num is not equal to recv_seq_num and no ACK has been requested, once more we wait for pkt from the sender</text:p>
      <text:p text:style-name="P35">3) If we receive the pkt and exp_seq_num<text:s/>but its not the EOF, we write the data to the received_file. If ACK has been requested, send exp_seq_num to sender.</text:p>
      <text:p text:style-name="P36">4) If we receive the pkt, exp_seq_num is equal seq_num and we reached the EOF, file transfer is complete.</text:p>
      <text:p text:style-name="P37"/>
      <text:p text:style-name="P38"/>
      <text:p text:style-name="P39">Design Choices and Trade-offs</text:p>
      <text:p text:style-name="P40">We went with a design based on the sliding window protocol (SWN), where you send a packet (pkt) and receive an acknowledgment (ACK) from the receiver. We modified this by sending multiple pkts at once and getting an ACK for a specific number of packets. A trade-off would be that if we have periodic pkt loss, it would consume more time to recover and thus increase the UDP time.</text:p>
      <text:p text:style-name="P41">Conclusion</text:p>
      <text:p text:style-name="P42">Depending on the data and specifics, our reliable UDP protocol can provide a faster file transfer service than TCP. However, as stated in the trade-offs portion, the bigger the data size, the higher the chances of having pkt loss occurs, which increases run time. If someone were to make further adjustments to our current protocol that could handle frequent pkt loss, UDP could<text:s/>become faster and more reliable than TC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imbui </meta:initial-creator>
    <dc:creator>Luis Emmanuel Franco Soto</dc:creator>
    <meta:creation-date>2017-11-28T15:17:00Z</meta:creation-date>
    <dc:date>2017-11-29T13:49:00Z</dc:date>
    <meta:template xlink:href="Normal.dotm" xlink:type="simple"/>
    <meta:editing-cycles>31</meta:editing-cycles>
    <meta:editing-duration>PT9720S</meta:editing-duration>
    <meta:document-statistic meta:page-count="3" meta:paragraph-count="9" meta:word-count="721" meta:character-count="4683" meta:row-count="33" meta:non-whitespace-character-count="3971"/>
  </office:meta>
</office:document-meta>
</file>